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2 - Skapa nytt blogginlägg</text:h>
      <text:h text:style-name="Heading_20_2" text:outline-level="2">Beskrivning</text:h>
      <text:p text:style-name="Text_20_body">Logga in i administrationspanelen, gå till sidan Posts -&gt; Add new. Skriv in valfri rubrik och text. Kontrollera därefter på webbsidan att inlägget skapats och blivit rätt (både på inläggssidan och i sidebaren på startsidan).</text:p>
      <text:h text:style-name="Heading_20_2" text:outline-level="2">Datum och kommentarer</text:h>
      <text:p text:style-name="Text_20_body">2014-05-04<text:line-break/>Fungerar bra tackvare förändringar i index.php. </text:p>
      <text:p text:style-name="Text_20_body">2014-05-11<text:line-break/>Fungerar bra. Dock behövs ett plugin, typ fancybox, för visning av bilder i inlägget.</text:p>
      <text:h text:style-name="Heading_20_2" text:outline-level="2">Status</text:h>
      <text:p text:style-name="Text_20_body">Godkä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12T21:08:39</dc:date>
    <meta:editing-duration>PT26M26S</meta:editing-duration>
    <meta:editing-cycles>9</meta:editing-cycles>
    <meta:generator>OpenOffice/4.1.0$Unix OpenOffice.org_project/410m18$Build-9764</meta:generator>
    <meta:document-statistic meta:table-count="0" meta:image-count="0" meta:object-count="0" meta:page-count="1" meta:paragraph-count="8" meta:word-count="68" meta:character-count="458"/>
  </office:meta>
</office:document-meta>
</file>